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undleCache.remove( NodeId 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BundleCache.setMaxSize( long max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ndleCache.get( NodeId id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Entry.Entry( NodePropBundle bundle , long 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undleCache.put( NodePropBundle bundl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BundleCache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undleCache.BundleCache( long max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ndleCache.contains( NodeId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ndleCache.getMax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